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x</text:p>
          </table:table-cell>
        </table:table-row>
        <table:table-row table:style-name="ro1">
          <table:table-cell office:value-type="float" office:value="283.92" calcext:value-type="float">
            <text:p>283,92</text:p>
          </table:table-cell>
          <table:table-cell office:value-type="float" office:value="0.4418606338" calcext:value-type="float">
            <text:p>0,4418606338</text:p>
          </table:table-cell>
        </table:table-row>
        <table:table-row table:style-name="ro1">
          <table:table-cell office:value-type="float" office:value="285.27" calcext:value-type="float">
            <text:p>285,27</text:p>
          </table:table-cell>
          <table:table-cell office:value-type="float" office:value="0.4351748614" calcext:value-type="float">
            <text:p>0,4351748614</text:p>
          </table:table-cell>
        </table:table-row>
        <table:table-row table:style-name="ro1">
          <table:table-cell office:value-type="float" office:value="287.29" calcext:value-type="float">
            <text:p>287,29</text:p>
          </table:table-cell>
          <table:table-cell office:value-type="float" office:value="0.417602864" calcext:value-type="float">
            <text:p>0,417602864</text:p>
          </table:table-cell>
        </table:table-row>
        <table:table-row table:style-name="ro1">
          <table:table-cell office:value-type="float" office:value="289.28" calcext:value-type="float">
            <text:p>289,28</text:p>
          </table:table-cell>
          <table:table-cell office:value-type="float" office:value="0.3893880319" calcext:value-type="float">
            <text:p>0,3893880319</text:p>
          </table:table-cell>
        </table:table-row>
        <table:table-row table:style-name="ro1">
          <table:table-cell office:value-type="float" office:value="291.27" calcext:value-type="float">
            <text:p>291,27</text:p>
          </table:table-cell>
          <table:table-cell office:value-type="float" office:value="0.3421139247" calcext:value-type="float">
            <text:p>0,3421139247</text:p>
          </table:table-cell>
        </table:table-row>
        <table:table-row table:style-name="ro1">
          <table:table-cell office:value-type="float" office:value="293.26" calcext:value-type="float">
            <text:p>293,26</text:p>
          </table:table-cell>
          <table:table-cell office:value-type="float" office:value="0.2654048603" calcext:value-type="float">
            <text:p>0,2654048603</text:p>
          </table:table-cell>
        </table:table-row>
        <table:table-row table:style-name="ro1">
          <table:table-cell office:value-type="float" office:value="295.25" calcext:value-type="float">
            <text:p>295,25</text:p>
          </table:table-cell>
          <table:table-cell office:value-type="float" office:value="0.1736494383" calcext:value-type="float">
            <text:p>0,1736494383</text:p>
          </table:table-cell>
        </table:table-row>
        <table:table-row table:style-name="ro1">
          <table:table-cell office:value-type="float" office:value="297.25" calcext:value-type="float">
            <text:p>297,25</text:p>
          </table:table-cell>
          <table:table-cell office:value-type="float" office:value="0.1078650517" calcext:value-type="float">
            <text:p>0,1078650517</text:p>
          </table:table-cell>
        </table:table-row>
        <table:table-row table:style-name="ro1">
          <table:table-cell office:value-type="float" office:value="299.25" calcext:value-type="float">
            <text:p>299,25</text:p>
          </table:table-cell>
          <table:table-cell office:value-type="float" office:value="0.07918905095" calcext:value-type="float">
            <text:p>0,07918905095</text:p>
          </table:table-cell>
        </table:table-row>
        <table:table-row table:style-name="ro1">
          <table:table-cell office:value-type="float" office:value="303.24" calcext:value-type="float">
            <text:p>303,24</text:p>
          </table:table-cell>
          <table:table-cell office:value-type="float" office:value="0.05245141496" calcext:value-type="float">
            <text:p>0,05245141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21:05:45.655627420</meta:creation-date>
    <dc:date>2021-11-10T21:06:30.210706107</dc:date>
    <meta:editing-duration>PT45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